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4.00pt" fo:font-weight="bold" fo:font-family="'Times New Roman'" style:font-family-asian="'Times New Roman'" style:font-family-complex="'Times New Roman'"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4.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4.00pt" fo:font-weight="normal"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bold"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bold"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bold"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center"/>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fo:margin-bottom="6.00pt"/>
    </style:style>
    <style:style style:name="P8" style:family="paragraph">
      <style:paragraph-properties fo:line-height="100.00%" fo:text-align="left"/>
    </style:style>
    <style:style style:name="P9" style:family="paragraph">
      <style:paragraph-properties fo:line-height="100.00%" fo:text-align="left"/>
    </style:style>
    <style:style style:name="P10" style:family="paragraph">
      <style:paragraph-properties fo:line-height="100.00%" fo:text-align="left"/>
    </style:style>
    <style:style style:name="P11" style:family="paragraph">
      <style:paragraph-properties fo:line-height="100.00%" fo:text-align="left"/>
    </style:style>
    <style:style style:name="P12" style:family="paragraph">
      <style:paragraph-properties fo:line-height="100.00%" fo:text-align="left"/>
    </style:style>
    <style:style style:name="P13" style:family="paragraph">
      <style:paragraph-properties fo:line-height="100.00%" fo:text-align="left"/>
    </style:style>
    <style:style style:name="P14" style:family="paragraph">
      <style:paragraph-properties fo:line-height="100.00%" fo:text-align="left"/>
    </style:style>
    <style:style style:name="P15" style:family="paragraph">
      <style:paragraph-properties fo:line-height="100.00%" fo:text-align="left"/>
    </style:style>
    <style:style style:name="P16" style:family="paragraph">
      <style:paragraph-properties fo:line-height="100.00%" fo:text-align="center"/>
    </style:style>
  </office:automatic-styles>
  <office:body>
    <office:text>
      <text:p text:style-name="P1"><text:span text:style-name="T1"/></text:p>
      <text:p text:style-name="P2"><text:span text:style-name="T2">Assignment-6</text:span></text:p>
      <text:p text:style-name="P2"><text:span text:style-name="T2">Testing Type(Part-1)</text:span></text:p>
      <text:p text:style-name="P3"><text:span text:style-name="T3"/></text:p>
      <text:p text:style-name="P4"><text:span text:style-name="T4">1 What is Functional Testing?:<text:s text:c="2"/>It is a type of black box testing where the internal working of the software is ignored and tester only concentrates on what the software is doing rather than how the s/w is doing. </text:span></text:p>
      <text:p text:style-name="P4"><text:span text:style-name="T4"/></text:p>
      <text:p text:style-name="P4"><text:span text:style-name="T4">2<text:s text:c="2"/>List various types of Functional Testing?</text:span></text:p>
      <text:p text:style-name="P5"><text:span text:style-name="T4">There are various functional testing techniques which are as follows:</text:span></text:p>
      <text:p text:style-name="P6"><text:span text:style-name="T4">Unit Testing.</text:span></text:p>
      <text:p text:style-name="P6"><text:span text:style-name="T4">Smoke testing.</text:span></text:p>
      <text:p text:style-name="P6"><text:span text:style-name="T4">Sanity testing.</text:span></text:p>
      <text:p text:style-name="P6"><text:span text:style-name="T4">Integration Testing.</text:span></text:p>
      <text:p text:style-name="P6"><text:span text:style-name="T4">Interface Testing.</text:span></text:p>
      <text:p text:style-name="P6"><text:span text:style-name="T4">System Testing.</text:span></text:p>
      <text:p text:style-name="P6"><text:span text:style-name="T4">Regression Testing.</text:span></text:p>
      <text:p text:style-name="P7"><text:span text:style-name="T4">UAT</text:span></text:p>
      <text:p text:style-name="P7"><text:span text:style-name="T4">3<text:s text:c="2"/>What is the difference between Re-testing and Regression Testing? </text:span></text:p>
      <text:p text:style-name="P7"><text:span text:style-name="T4"><text:s/>ans: Basically, regression testing is carried out to ensure that the existing functionality is working fine and there are no side effects of any new change or enhancements done in the application. In other words, Regression Testing checks to see if new defects were introduced in previously existing functionality.</text:span></text:p>
      <text:p text:style-name="P8"><text:span text:style-name="T4">Retesting is carried out in software testing to ensure that a particular defect has been fixed and it’s the functionality working as expected</text:span></text:p>
      <text:p text:style-name="P8"><text:span text:style-name="T4"><text:s/></text:span></text:p>
      <text:p text:style-name="P8"><text:span text:style-name="T4">4<text:s text:c="2"/>what is smoke testing?</text:span></text:p>
      <text:p text:style-name="P8"><text:span text:style-name="T4">ans -smoke testing (also confidence testing, sanity testing,[1][2] build verification test (BVT) and build acceptance test) is preliminary testing to reveal simple failures severe enough to (for example) reject a prospective software release. A smoke tester will select and run a subset of test cases that cover the most important functionality of a component or system, to ascertain if crucial functions of the software work correctly.[1]:37[3] When used to determine if a computer program should be subjected to further, more fine-grained testing, a smoke test may be called an intake test.[1]:25 Alternately, it is a set of tests run on each new build of a product to verify that the build is testable before the build is released into the hands of the test team.[4] In the DevOps paradigm, use of a BVT step is one hallmark of the continuous integration maturity stage.[5]</text:span></text:p>
      <text:p text:style-name="P8"><text:span text:style-name="T4"/></text:p>
      <text:p text:style-name="P8"><text:span text:style-name="T4">5 What is Sanity Testing?</text:span></text:p>
      <text:p text:style-name="P8"><text:span text:style-name="T4">ans -Sanity Testing is the subset of Regression Testing and it is performed when we do not have enough time for doing testing. Sanity testing is the surface level testing where QA engineer verifies that all the menus, functions, commands available in the product and project are working fine.</text:span></text:p>
      <text:p text:style-name="P8"><text:span text:style-name="T4"/></text:p>
      <text:p text:style-name="P8"><text:span text:style-name="T4">6 What is Scenarios Based Testing?</text:span></text:p>
      <text:p text:style-name="P8"><text:span text:style-name="T4">ans -Scenario testing is a software testing activity that uses scenarios: hypothetical stories to help the tester work through a complex problem or test system. The ideal scenario test is a credible, complex, compelling or motivating story the outcome of which is easy to evaluate.</text:span></text:p>
      <text:p text:style-name="P8"><text:span text:style-name="T4"/></text:p>
      <text:p text:style-name="P8"><text:span text:style-name="T4">7 What is the difference between Ad-hoc and Monkey Testing?</text:span></text:p>
      <text:p text:style-name="P8"><text:span text:style-name="T4">ans- Monkey Testing : Monkey is random testing, you don't know about the application.</text:span></text:p>
      <text:p text:style-name="P8"><text:span text:style-name="T4">Ad-hoc Testing : Ad-hoc is informal testing where you know about the application well in hand.</text:span></text:p>
      <text:p text:style-name="P8"><text:span text:style-name="T4">Monkey Testing : Testing a system or an Application on the fly, i.e just few tests here and there to ensure the system or an application does not crash out.</text:span></text:p>
      <text:p text:style-name="P8"><text:span text:style-name="T4">Ad-hoc testing : A testing phase where the tester tries to 'break' the system by randomly trying the system's functionality. Can include negative testing as well. </text:span></text:p>
      <text:p text:style-name="P8"><text:span text:style-name="T4"/></text:p>
      <text:p text:style-name="P8"><text:span text:style-name="T4">8 What is Forward Compatibility and Backward Compatibility?</text:span></text:p>
      <text:p text:style-name="P8"><text:span text:style-name="T4">ans- Forward compatibility is a design characteristic that allows a system to gracefully accept input intended for a later version of itself. The concept can be applied to entire systems, electrical interfaces, telecommunication signals, data communication protocols, file formats, and computer programming languages. A standard supports forward compatibility if a product that complies with earlier versions can "gracefully" process input designed for later versions of the standard; the ability of a system to select known input and ignore unknown input also depends on whether the new standard is backward compatible.</text:span></text:p>
      <text:p text:style-name="P8"><text:span text:style-name="T4">Backward compatibility is a property of a system, product, or technology that allows for interoperability with an older legacy system, or with input designed for such a system, especially in telecommunications and computing. Backward compatibility is sometimes abbreviated to BC, or called downward compatibility.[1] Modifying a system in a way that does not allow backward compatibility is sometimes called "breaking" backward compatibility.[2] A complementary concept is forward compatibility, which is a design philosophy, usually based on open standards, that strives for methods that will continue to work with newer and future products</text:span></text:p>
      <text:p text:style-name="P8"><text:span text:style-name="T4"/></text:p>
      <text:p text:style-name="P8"><text:span text:style-name="T4">9<text:s text:c="2"/>What is the difference between Load Testing and Performance Testing?</text:span></text:p>
      <text:p text:style-name="P8"><text:span text:style-name="T4">ans-<text:s/></text:span><text:span text:style-name="T5">Performance testing<text:s/></text:span><text:span text:style-name="T6">- It is performed to evaluate the performance of components of a particular system in a specific situation. It very wide term. It includes: Load Testing, Stress Testing, capacity testing, volume testing, endurance testing, spike testing, scalability testing and reliability testing etc. This type of testing generally does not give pass or fail. It is basically done to set the benchmark &amp; standard of the application against Concurrency / Throughput, Server response time, Latency, Render response time etc. In other words, you can say it is technical &amp; formal evaluation for responsiveness, speed, scalability and stability characteristics.</text:span></text:p>
      <text:p text:style-name="P8"><text:span text:style-name="T7">Load Testing<text:s/></text:span><text:span text:style-name="T8">is subset of performance testing. It is done by constantly increasing the load on the application under test till the time it reaches the threshold limit. The main goal of load testing is to identify the upper limit of the system in terms of database, hardware and network etc. The common goal of doing the load testing is to set the SLAs for the application.</text:span></text:p>
      <text:p text:style-name="P8"><text:span text:style-name="T8"/></text:p>
      <text:p text:style-name="P8"><text:span text:style-name="T8">10 What is the difference between Load Testing and Stress Testing?</text:span></text:p>
      <text:p text:style-name="P8"><text:span text:style-name="T8">ans- Load Testing is subset of performance testing. It is done by constantly increasing the load on the application under test till the time it reaches the threshold limit. The main goal of load testing is to identify the upper limit of the system in terms of database, hardware and network etc. The common goal of doing the load testing is to set the SLAs for the application</text:span></text:p>
      <text:p text:style-name="P8"><text:span text:style-name="T8">Stress testing - It is done to evaluate the application's behaviour beyond normal or peak load conditions. It is basically testing the functionality of the application under high loads. Normally these are related to synchronization issues, memory leaks or race conditions etc. Some testing experts also call it as fatigue testing. Sometimes, it becomes difficult to set up a controlled environment before running the test</text:span></text:p>
      <text:p text:style-name="P8"><text:span text:style-name="T8"/></text:p>
      <text:p text:style-name="P8"><text:span text:style-name="T8">11 Explain the concept of recovery testing with help of example.</text:span></text:p>
      <text:p text:style-name="P8"><text:span text:style-name="T8">ans- It is a type of non-functional testing. Recovery testing is done in order to check how fast and better the application can recover after it has gone through any type of crash or hardware failure etc. </text:span></text:p>
      <text:p text:style-name="P8"><text:span text:style-name="T8">Recovery testing is the forced failure of the software in a variety of ways to verify that recovery is properly performed.</text:span></text:p>
      <text:p text:style-name="P8"><text:span text:style-name="T8">For example: When an application is receiving data from a network, unplug the connecting cable. After some time, plug the cable back in and analyze the application’s ability to continue receiving data from the point at which the network connection was broken.</text:span></text:p>
      <text:p text:style-name="P8"><text:span text:style-name="T8"/></text:p>
      <text:p text:style-name="P8"><text:span text:style-name="T8">12 What do you mean by Average Time between failure in Recovery Testing ?<text:s text:c="2"/></text:span></text:p>
      <text:p text:style-name="P8"><text:span text:style-name="T8">ans- MTBF (mean time between failures) is a measure of how reliable a hardware product or component is. For most components, the measure is typically in thousands or even tens of thousands of hours between failures. For example, a hard disk drive may have a mean time between failures of 300,000 hours. A desired MTBF can be used as a quantifiable objective when designing a new product. </text:span></text:p>
      <text:p text:style-name="P9"><text:span text:style-name="T9">13 A regression test:</text:span><text:span text:style-name="T10"><text:line-break/>a. Will always be automated<text:s text:c="9"/>(ans)<text:line-break/>b. Will help ensure unchanged areas of the software have not been affected<text:line-break/>c. Will help ensure changed areas of the software have not been affected<text:line-break/>d. Can only be run during user acceptance testing </text:span></text:p>
      <text:p text:style-name="P11"><text:span text:style-name="T11"/></text:p>
      <text:p text:style-name="P11"><text:span text:style-name="T11">14 Which of the following statements about component testing is not true?</text:span><text:span text:style-name="T12"><text:line-break/>a. Component testing should be performed by development<text:line-break/>b. Component testing is also know as isolation or module testing<text:s text:c="3"/>(ans)<text:line-break/>c. Component testing should have completion criteria planned<text:line-break/>d. Component testing does not involve regression testing </text:span></text:p>
      <text:p text:style-name="P13"><text:span text:style-name="T13"/></text:p>
      <text:p text:style-name="P13"><text:span text:style-name="T13">15 Software testing accounts to what percent of software development costs?</text:span><text:span text:style-name="T14"><text:line-break/>a. 10-20<text:line-break/>b. 40-50<text:s text:c="2"/>(ans)<text:line-break/>c. 70-80<text:line-break/>d. 5-10 </text:span></text:p>
      <text:p text:style-name="P14"><text:span text:style-name="T14"/></text:p>
      <text:p text:style-name="P14"><text:span text:style-name="T14">16 What is Comparison Testing?</text:span></text:p>
      <text:p text:style-name="P14"><text:span text:style-name="T14">ans- Comparison testing comprises of comparing the contents of files, databases, against actual results. They are capable of highlighting the differences between expected and actual results. Comparison test tools often have functions that allow specified sections of the files be ignored or masked out.</text:span></text:p>
      <text:p text:style-name="P15"><text:span text:style-name="T14"><text:s/></text:span></text:p>
      <text:p text:style-name="P16"><text:span text:style-name="T14"><text: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